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row>
            <mo stretchy="false">∣</mo>
            <mrow>
              <mrow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</mrow>
              <msub>
                <mi>'</mi>
                <mn>1</mn>
              </msub>
            </mrow>
            <mo stretchy="false">∣</mo>
          </mrow>
        </mrow>
        <mrow>
          <mrow>
            <mo stretchy="false">∣</mo>
            <mrow>
              <mrow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</mrow>
              <msub>
                <mi>'</mi>
                <mn>2</mn>
              </msub>
            </mrow>
            <mo stretchy="false">∣</mo>
          </mrow>
        </mrow>
      </mfrac>
      <mrow>
        <mi/>
        <mo stretchy="false">=</mo>
        <mi/>
      </mrow>
      <mfrac>
        <msub>
          <mi>m</mi>
          <mn>2</mn>
        </msub>
        <msub>
          <mi>m</mi>
          <mn>1</mn>
        </msub>
      </mfrac>
    </mrow>
    <annotation encoding="StarMath 5.0">{lline {dot bold r}' _1 rline } over {lline {dot bold r}' _2 rline } `=` m_2 over m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50:26.814000000</meta:creation-date>
    <meta:generator>LibreOffice/4.1.4.2$Windows_x86 LibreOffice_project/0a0440ccc0227ad9829de5f46be37cfb6edcf72</meta:generator>
  </office:meta>
</office:document-meta>
</file>